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3000003DF12DAB7BCF59C39E4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5550000035C979A40F71CC46D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70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72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748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765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78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79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4.777cm" fo:min-width="29.972cm" fo:padding-top="0cm" fo:padding-bottom="0cm" fo:padding-left="0cm" fo:padding-right="0cm" fo:wrap-option="no-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476cm" fo:padding-top="0cm" fo:padding-bottom="0cm" fo:padding-left="0cm" fo:padding-right="0cm" fo:wrap-option="wrap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Source Sans Pro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9.996cm" svg:height="12.371cm" svg:x="1.524cm" svg:y="0.837cm" presentation:class="title">
          <draw:text-box>
            <text:p text:style-name="P1"><text:span text:style-name="T1">PTBuddy</text:span></text:p>
          </draw:text-box>
        </draw:frame>
        <draw:frame draw:name="Subtitle 2" presentation:style-name="pr2" draw:text-style-name="P3" draw:layer="layout" svg:width="29.972cm" svg:height="4.777cm" svg:x="1.536cm" svg:y="14.49cm" presentation:class="subtitle">
          <draw:text-box>
            <text:p text:style-name="P1"><text:span text:style-name="T2">Reach Normal in the Palm of Your Hand!</text:span></text:p>
            <text:p text:style-name="P1"><text:span text:style-name="T2">Graveyard-Spiral ft:</text:span></text:p>
            <text:p text:style-name="P1"><text:span text:style-name="T2">Shane, James, Sergio, and Micheal.</text:span></text:p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1" presentation:class="page"/>
          <draw:frame draw:name="Notes Placeholder 2" presentation:style-name="pr3" draw:text-style-name="P5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4" draw:text-style-name="P2" draw:layer="layout" svg:width="29.996cm" svg:height="3.506cm" svg:x="1.664cm" svg:y="0.337cm" presentation:class="title">
          <draw:text-box>
            <text:p text:style-name="P1"><text:span text:style-name="T4">PTBuddy Overiew</text:span></text:p>
          </draw:text-box>
        </draw:frame>
        <draw:frame draw:name="Text Placeholder 2" presentation:style-name="pr5" draw:text-style-name="P2" draw:layer="layout" svg:width="29.832cm" svg:height="12.954cm" svg:x="1.664cm" svg:y="5.334cm" presentation:class="outline">
          <draw:text-box>
            <text:list text:style-name="L4">
              <text:list-item>
                <text:p text:style-name="P6"><text:span text:style-name="T5">PTBuddy is an Android driven application that is designed for <text:s/></text:span><text:span text:style-name="T5">people going through rehabilitation.</text:span></text:p>
              </text:list-item>
              <text:list-item>
                <text:p text:style-name="P6"><text:span text:style-name="T5"><text:s/></text:span><text:span text:style-name="T5">PTBuddy’s primary goal is to deliver to the user multiple </text:span><text:span text:style-name="T5">methods of information on topics of exercise, nutrition, and </text:span><text:span text:style-name="T5">health benefits during the rehabilitation process.</text:span></text:p>
              </text:list-item>
              <text:list-item>
                <text:p text:style-name="P6"><text:span text:style-name="T5">PTBuddy’s secondary goal is actively track progress of the </text:span><text:span text:style-name="T5">user and positively reinforce the user when completing a </text:span><text:span text:style-name="T5">specified task by the program or physician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2" presentation:class="page"/>
          <draw:frame draw:name="Notes Placeholder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9.996cm" svg:height="3.506cm" svg:x="1.664cm" svg:y="0.337cm" presentation:class="title">
          <draw:text-box>
            <text:p text:style-name="P1"><text:span text:style-name="T4">Key Architectural Drivers</text:span></text:p>
          </draw:text-box>
        </draw:frame>
        <draw:frame draw:name="Text Placeholder 2" presentation:style-name="pr5" draw:text-style-name="P2" draw:layer="layout" svg:width="29.832cm" svg:height="12.954cm" svg:x="1.664cm" svg:y="5.334cm" presentation:class="outline">
          <draw:text-box>
            <text:list text:style-name="L5">
              <text:list-item>
                <text:p text:style-name="P6"><text:span text:style-name="T5">One major driver was that some of our components rely on </text:span><text:span text:style-name="T5">information from each other so that ruled out some of the </text:span><text:span text:style-name="T5">styles. We also wanted something that would be easy to </text:span><text:span text:style-name="T5">modify since we have some ideas that may be implemented at </text:span><text:span text:style-name="T5">a later date. Our system is very independent so that is a key </text:span><text:span text:style-name="T5">driver.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3" presentation:class="page"/>
          <draw:frame draw:name="Notes Placeholder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4" draw:text-style-name="P2" draw:layer="layout" svg:width="29.996cm" svg:height="3.506cm" svg:x="1.664cm" svg:y="0.337cm" presentation:class="title">
          <draw:text-box>
            <text:p text:style-name="P1"><text:span text:style-name="T4">Architectural Style</text:span></text:p>
          </draw:text-box>
        </draw:frame>
        <draw:frame draw:name="Text Placeholder 2" presentation:style-name="pr5" draw:text-style-name="P2" draw:layer="layout" svg:width="29.832cm" svg:height="12.954cm" svg:x="1.664cm" svg:y="5.334cm" presentation:class="outline">
          <draw:text-box>
            <text:list text:style-name="L5">
              <text:list-item>
                <text:p text:style-name="P6"><text:span text:style-name="T5">One style that was considered was the layered system style. </text:span><text:span text:style-name="T5">The way our system would operate it would be efficient to </text:span><text:span text:style-name="T5">implement a layered system, for example our exercise lists </text:span><text:span text:style-name="T5">provide a service to the muscle group. Another style we </text:span><text:span text:style-name="T5">considered was peer to peer so that the components of our </text:span><text:span text:style-name="T5">system would act as both client and server so that our </text:span><text:span text:style-name="T5">components may receive information from each other easily. </text:span><text:span text:style-name="T5">We decided <text:s/>layered system would work best for our </text:span><text:span text:style-name="T5">applicaiton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4" presentation:class="page"/>
          <draw:frame draw:name="Notes Placeholder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4">Architectural Design Diagram</text:span></text:p>
          </draw:text-box>
        </draw:frame>
        <draw:frame draw:style-name="gr2" draw:text-style-name="P7" draw:layer="layout" svg:width="21.082cm" svg:height="12.954cm" svg:x="6.35cm" svg:y="5.334cm" presentation:class="graphic" presentation:user-transformed="true">
          <draw:image xlink:href="Pictures/1000020100000323000003DF12DAB7BCF59C39E4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5" presentation:class="page"/>
          <draw:frame draw:name="Notes Placeholder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4" draw:text-style-name="P2" draw:layer="layout" svg:width="29.996cm" svg:height="3.506cm" svg:x="1.664cm" svg:y="0.337cm" presentation:class="title">
          <draw:text-box>
            <text:p text:style-name="P1"><text:span text:style-name="T4">Conclusion</text:span></text:p>
          </draw:text-box>
        </draw:frame>
        <draw:frame draw:name="Text Placeholder 2" presentation:style-name="pr7" draw:text-style-name="P2" draw:layer="layout" svg:width="29.832cm" svg:height="12.954cm" svg:x="1.664cm" svg:y="5.334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6.479cm" svg:height="10.385cm" svg:x="2.258cm" svg:y="3.104cm" draw:page-number="6" presentation:class="page"/>
          <draw:frame draw:name="Notes Placeholder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fill-image draw:name="a0" xlink:href="Pictures/10000000000005550000035C979A40F71CC46D98.png" xlink:type="simple" xlink:show="embed" xlink:actuate="onLoad"/>
    <draw:fill-image draw:name="a1028" xlink:href="Pictures/10000000000004F900000322DFF1C8080C64CBDD.png" xlink:type="simple" xlink:show="embed" xlink:actuate="onLoad"/>
    <draw:fill-image draw:name="a1078" xlink:href="Pictures/10000000000004F900000322DFF1C8080C64CBDD.png" xlink:type="simple" xlink:show="embed" xlink:actuate="onLoad"/>
    <draw:fill-image draw:name="a1128" xlink:href="Pictures/10000000000004F9000003223E8DE6A42D0A8022.png" xlink:type="simple" xlink:show="embed" xlink:actuate="onLoad"/>
    <draw:fill-image draw:name="a1176" xlink:href="Pictures/10000000000004F9000003223E8DE6A42D0A8022.png" xlink:type="simple" xlink:show="embed" xlink:actuate="onLoad"/>
    <draw:fill-image draw:name="a1213" xlink:href="Pictures/10000000000004F9000003223E8DE6A42D0A8022.png" xlink:type="simple" xlink:show="embed" xlink:actuate="onLoad"/>
    <draw:fill-image draw:name="a1262" xlink:href="Pictures/10000000000004F9000003223E8DE6A42D0A8022.png" xlink:type="simple" xlink:show="embed" xlink:actuate="onLoad"/>
    <draw:fill-image draw:name="a1299" xlink:href="Pictures/10000000000004F9000003223E8DE6A42D0A8022.png" xlink:type="simple" xlink:show="embed" xlink:actuate="onLoad"/>
    <draw:fill-image draw:name="a134" xlink:href="Pictures/10000000000005550000035C979A40F71CC46D98.png" xlink:type="simple" xlink:show="embed" xlink:actuate="onLoad"/>
    <draw:fill-image draw:name="a1364" xlink:href="Pictures/10000000000004F9000003223E8DE6A42D0A8022.png" xlink:type="simple" xlink:show="embed" xlink:actuate="onLoad"/>
    <draw:fill-image draw:name="a1437" xlink:href="Pictures/10000000000004F9000003223E8DE6A42D0A8022.png" xlink:type="simple" xlink:show="embed" xlink:actuate="onLoad"/>
    <draw:fill-image draw:name="a1470" xlink:href="Pictures/10000000000004F9000003223E8DE6A42D0A8022.png" xlink:type="simple" xlink:show="embed" xlink:actuate="onLoad"/>
    <draw:fill-image draw:name="a1499" xlink:href="Pictures/10000000000004F9000003223E8DE6A42D0A8022.png" xlink:type="simple" xlink:show="embed" xlink:actuate="onLoad"/>
    <draw:fill-image draw:name="a1552" xlink:href="Pictures/10000000000004F9000003223E8DE6A42D0A8022.png" xlink:type="simple" xlink:show="embed" xlink:actuate="onLoad"/>
    <draw:fill-image draw:name="a1592" xlink:href="Pictures/10000000000004F9000003223E8DE6A42D0A8022.png" xlink:type="simple" xlink:show="embed" xlink:actuate="onLoad"/>
    <draw:fill-image draw:name="a1642" xlink:href="Pictures/10000000000004F9000003223E8DE6A42D0A8022.png" xlink:type="simple" xlink:show="embed" xlink:actuate="onLoad"/>
    <draw:fill-image draw:name="a1705" xlink:href="Pictures/10000000000005550000035C979A40F71CC46D98.png" xlink:type="simple" xlink:show="embed" xlink:actuate="onLoad"/>
    <draw:fill-image draw:name="a171" xlink:href="Pictures/10000000000005550000035C979A40F71CC46D98.png" xlink:type="simple" xlink:show="embed" xlink:actuate="onLoad"/>
    <draw:fill-image draw:name="a1723" xlink:href="Pictures/10000000000004F900000322DFF1C8080C64CBDD.png" xlink:type="simple" xlink:show="embed" xlink:actuate="onLoad"/>
    <draw:fill-image draw:name="a1748" xlink:href="Pictures/10000000000004F900000322DFF1C8080C64CBDD.png" xlink:type="simple" xlink:show="embed" xlink:actuate="onLoad"/>
    <draw:fill-image draw:name="a1765" xlink:href="Pictures/10000000000004F900000322DFF1C8080C64CBDD.png" xlink:type="simple" xlink:show="embed" xlink:actuate="onLoad"/>
    <draw:fill-image draw:name="a1785" xlink:href="Pictures/10000000000004F900000322DFF1C8080C64CBDD.png" xlink:type="simple" xlink:show="embed" xlink:actuate="onLoad"/>
    <draw:fill-image draw:name="a1797" xlink:href="Pictures/10000000000004F900000322DFF1C8080C64CBDD.png" xlink:type="simple" xlink:show="embed" xlink:actuate="onLoad"/>
    <draw:fill-image draw:name="a236" xlink:href="Pictures/10000000000005550000035C979A40F71CC46D98.png" xlink:type="simple" xlink:show="embed" xlink:actuate="onLoad"/>
    <draw:fill-image draw:name="a309" xlink:href="Pictures/10000000000005550000035C979A40F71CC46D98.png" xlink:type="simple" xlink:show="embed" xlink:actuate="onLoad"/>
    <draw:fill-image draw:name="a342" xlink:href="Pictures/10000000000005550000035C979A40F71CC46D98.png" xlink:type="simple" xlink:show="embed" xlink:actuate="onLoad"/>
    <draw:fill-image draw:name="a371" xlink:href="Pictures/10000000000005550000035C979A40F71CC46D98.png" xlink:type="simple" xlink:show="embed" xlink:actuate="onLoad"/>
    <draw:fill-image draw:name="a424" xlink:href="Pictures/10000000000005550000035C979A40F71CC46D98.png" xlink:type="simple" xlink:show="embed" xlink:actuate="onLoad"/>
    <draw:fill-image draw:name="a464" xlink:href="Pictures/10000000000005550000035C979A40F71CC46D98.png" xlink:type="simple" xlink:show="embed" xlink:actuate="onLoad"/>
    <draw:fill-image draw:name="a48" xlink:href="Pictures/10000000000005550000035C979A40F71CC46D98.png" xlink:type="simple" xlink:show="embed" xlink:actuate="onLoad"/>
    <draw:fill-image draw:name="a514" xlink:href="Pictures/10000000000005550000035C979A40F71CC46D98.png" xlink:type="simple" xlink:show="embed" xlink:actuate="onLoad"/>
    <draw:fill-image draw:name="a564" xlink:href="Pictures/10000000000004F900000322DFF1C8080C64CBDD.png" xlink:type="simple" xlink:show="embed" xlink:actuate="onLoad"/>
    <draw:fill-image draw:name="a612" xlink:href="Pictures/10000000000004F900000322DFF1C8080C64CBDD.png" xlink:type="simple" xlink:show="embed" xlink:actuate="onLoad"/>
    <draw:fill-image draw:name="a649" xlink:href="Pictures/10000000000004F900000322DFF1C8080C64CBDD.png" xlink:type="simple" xlink:show="embed" xlink:actuate="onLoad"/>
    <draw:fill-image draw:name="a698" xlink:href="Pictures/10000000000004F900000322DFF1C8080C64CBDD.png" xlink:type="simple" xlink:show="embed" xlink:actuate="onLoad"/>
    <draw:fill-image draw:name="a735" xlink:href="Pictures/10000000000004F900000322DFF1C8080C64CBDD.png" xlink:type="simple" xlink:show="embed" xlink:actuate="onLoad"/>
    <draw:fill-image draw:name="a800" xlink:href="Pictures/10000000000004F900000322DFF1C8080C64CBDD.png" xlink:type="simple" xlink:show="embed" xlink:actuate="onLoad"/>
    <draw:fill-image draw:name="a85" xlink:href="Pictures/10000000000005550000035C979A40F71CC46D98.png" xlink:type="simple" xlink:show="embed" xlink:actuate="onLoad"/>
    <draw:fill-image draw:name="a873" xlink:href="Pictures/10000000000004F900000322DFF1C8080C64CBDD.png" xlink:type="simple" xlink:show="embed" xlink:actuate="onLoad"/>
    <draw:fill-image draw:name="a906" xlink:href="Pictures/10000000000004F900000322DFF1C8080C64CBDD.png" xlink:type="simple" xlink:show="embed" xlink:actuate="onLoad"/>
    <draw:fill-image draw:name="a935" xlink:href="Pictures/10000000000004F900000322DFF1C8080C64CBDD.png" xlink:type="simple" xlink:show="embed" xlink:actuate="onLoad"/>
    <draw:fill-image draw:name="a988" xlink:href="Pictures/10000000000004F900000322DFF1C8080C64CBD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Vivid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fill-image-name="a1128" style:repeat="stretch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shrink-to-fit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76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213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62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99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64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37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70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99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52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92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42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8" style:repeat="stretch"/>
    </style:style>
    <style:style style:name="Mdp3" style:family="drawing-page">
      <style:drawing-page-properties draw:background-size="border" draw:fill="solid" draw:fill-color="#ffffff" draw:fill-image-name="a85" style:repeat="stretch"/>
    </style:style>
    <style:style style:name="Mdp4" style:family="drawing-page">
      <style:drawing-page-properties draw:background-size="border" draw:fill="solid" draw:fill-color="#ffffff" draw:fill-image-name="a134" style:repeat="stretch"/>
    </style:style>
    <style:style style:name="Mdp5" style:family="drawing-page">
      <style:drawing-page-properties draw:background-size="border" draw:fill="solid" draw:fill-color="#ffffff" draw:fill-image-name="a171" style:repeat="stretch"/>
    </style:style>
    <style:style style:name="Mdp6" style:family="drawing-page">
      <style:drawing-page-properties draw:background-size="border" draw:fill="solid" draw:fill-color="#ffffff" draw:fill-image-name="a236" style:repeat="stretch"/>
    </style:style>
    <style:style style:name="Mdp7" style:family="drawing-page">
      <style:drawing-page-properties draw:background-size="border" draw:fill="solid" draw:fill-color="#ffffff" draw:fill-image-name="a309" style:repeat="stretch"/>
    </style:style>
    <style:style style:name="Mdp8" style:family="drawing-page">
      <style:drawing-page-properties draw:background-size="border" draw:fill="solid" draw:fill-color="#ffffff" draw:fill-image-name="a342" style:repeat="stretch"/>
    </style:style>
    <style:style style:name="Mdp9" style:family="drawing-page">
      <style:drawing-page-properties draw:background-size="border" draw:fill="solid" draw:fill-color="#ffffff" draw:fill-image-name="a371" style:repeat="stretch"/>
    </style:style>
    <style:style style:name="Mdp10" style:family="drawing-page">
      <style:drawing-page-properties draw:background-size="border" draw:fill="solid" draw:fill-color="#ffffff" draw:fill-image-name="a424" style:repeat="stretch"/>
    </style:style>
    <style:style style:name="Mdp11" style:family="drawing-page">
      <style:drawing-page-properties draw:background-size="border" draw:fill="solid" draw:fill-color="#ffffff" draw:fill-image-name="a464" style:repeat="stretch"/>
    </style:style>
    <style:style style:name="Mdp12" style:family="drawing-page">
      <style:drawing-page-properties draw:background-size="border" draw:fill="solid" draw:fill-color="#ffffff" draw:fill-image-name="a514" style:repeat="stretch"/>
    </style:style>
    <style:style style:name="Mdp13" style:family="drawing-page">
      <style:drawing-page-properties draw:background-size="border" draw:fill="solid" draw:fill-color="#ffffff" draw:fill-image-name="a564" style:repeat="stretch"/>
    </style:style>
    <style:style style:name="Mdp14" style:family="drawing-page">
      <style:drawing-page-properties draw:background-size="border" draw:fill="solid" draw:fill-color="#ffffff" draw:fill-image-name="a612" style:repeat="stretch"/>
    </style:style>
    <style:style style:name="Mdp15" style:family="drawing-page">
      <style:drawing-page-properties draw:background-size="border" draw:fill="solid" draw:fill-color="#ffffff" draw:fill-image-name="a649" style:repeat="stretch"/>
    </style:style>
    <style:style style:name="Mdp16" style:family="drawing-page">
      <style:drawing-page-properties draw:background-size="border" draw:fill="solid" draw:fill-color="#ffffff" draw:fill-image-name="a698" style:repeat="stretch"/>
    </style:style>
    <style:style style:name="Mdp17" style:family="drawing-page">
      <style:drawing-page-properties draw:background-size="border" draw:fill="solid" draw:fill-color="#ffffff" draw:fill-image-name="a735" style:repeat="stretch"/>
    </style:style>
    <style:style style:name="Mdp18" style:family="drawing-page">
      <style:drawing-page-properties draw:background-size="border" draw:fill="solid" draw:fill-color="#ffffff" draw:fill-image-name="a800" style:repeat="stretch"/>
    </style:style>
    <style:style style:name="Mdp19" style:family="drawing-page">
      <style:drawing-page-properties draw:background-size="border" draw:fill="solid" draw:fill-color="#ffffff" draw:fill-image-name="a873" style:repeat="stretch"/>
    </style:style>
    <style:style style:name="Mdp20" style:family="drawing-page">
      <style:drawing-page-properties draw:background-size="border" draw:fill="solid" draw:fill-color="#ffffff" draw:fill-image-name="a906" style:repeat="stretch"/>
    </style:style>
    <style:style style:name="Mdp21" style:family="drawing-page">
      <style:drawing-page-properties draw:background-size="border" draw:fill="solid" draw:fill-color="#ffffff" draw:fill-image-name="a935" style:repeat="stretch"/>
    </style:style>
    <style:style style:name="Mdp22" style:family="drawing-page">
      <style:drawing-page-properties draw:background-size="border" draw:fill="solid" draw:fill-color="#ffffff" draw:fill-image-name="a988" style:repeat="stretch"/>
    </style:style>
    <style:style style:name="Mdp23" style:family="drawing-page">
      <style:drawing-page-properties draw:background-size="border" draw:fill="solid" draw:fill-color="#ffffff" draw:fill-image-name="a1028" style:repeat="stretch"/>
    </style:style>
    <style:style style:name="Mdp24" style:family="drawing-page">
      <style:drawing-page-properties draw:background-size="border" draw:fill="solid" draw:fill-color="#ffffff" draw:fill-image-name="a1078" style:repeat="stretch"/>
    </style:style>
    <style:style style:name="Mdp25" style:family="drawing-page">
      <style:drawing-page-properties draw:background-size="border" draw:fill="solid" draw:fill-color="#ffffff" draw:fill-image-name="a1128" style:repeat="stretch"/>
    </style:style>
    <style:style style:name="Mdp26" style:family="drawing-page">
      <style:drawing-page-properties draw:background-size="border" draw:fill="solid" draw:fill-color="#ffffff" draw:fill-image-name="a1176" style:repeat="stretch"/>
    </style:style>
    <style:style style:name="Mdp27" style:family="drawing-page">
      <style:drawing-page-properties draw:background-size="border" draw:fill="solid" draw:fill-color="#ffffff" draw:fill-image-name="a1213" style:repeat="stretch"/>
    </style:style>
    <style:style style:name="Mdp28" style:family="drawing-page">
      <style:drawing-page-properties draw:background-size="border" draw:fill="solid" draw:fill-color="#ffffff" draw:fill-image-name="a1262" style:repeat="stretch"/>
    </style:style>
    <style:style style:name="Mdp29" style:family="drawing-page">
      <style:drawing-page-properties draw:background-size="border" draw:fill="solid" draw:fill-color="#ffffff" draw:fill-image-name="a1299" style:repeat="stretch"/>
    </style:style>
    <style:style style:name="Mdp30" style:family="drawing-page">
      <style:drawing-page-properties draw:background-size="border" draw:fill="solid" draw:fill-color="#ffffff" draw:fill-image-name="a1364" style:repeat="stretch"/>
    </style:style>
    <style:style style:name="Mdp31" style:family="drawing-page">
      <style:drawing-page-properties draw:background-size="border" draw:fill="solid" draw:fill-color="#ffffff" draw:fill-image-name="a1437" style:repeat="stretch"/>
    </style:style>
    <style:style style:name="Mdp32" style:family="drawing-page">
      <style:drawing-page-properties draw:background-size="border" draw:fill="solid" draw:fill-color="#ffffff" draw:fill-image-name="a1470" style:repeat="stretch"/>
    </style:style>
    <style:style style:name="Mdp33" style:family="drawing-page">
      <style:drawing-page-properties draw:background-size="border" draw:fill="solid" draw:fill-color="#ffffff" draw:fill-image-name="a1499" style:repeat="stretch"/>
    </style:style>
    <style:style style:name="Mdp34" style:family="drawing-page">
      <style:drawing-page-properties draw:background-size="border" draw:fill="solid" draw:fill-color="#ffffff" draw:fill-image-name="a1552" style:repeat="stretch"/>
    </style:style>
    <style:style style:name="Mdp35" style:family="drawing-page">
      <style:drawing-page-properties draw:background-size="border" draw:fill="solid" draw:fill-color="#ffffff" draw:fill-image-name="a1592" style:repeat="stretch"/>
    </style:style>
    <style:style style:name="Mdp36" style:family="drawing-page">
      <style:drawing-page-properties draw:background-size="border" draw:fill="solid" draw:fill-color="#ffffff" draw:fill-image-name="a1642" style:repeat="stretch"/>
    </style:style>
    <style:style style:name="Mdp3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no-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no-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no-wrap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Source Sans Pro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Source Sans Pro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Source Sans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3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5.424cm" svg:x="1.468cm" svg:y="3.523cm" draw:page-number="1"/>
      <draw:page-thumbnail draw:layer="backgroundobjects" svg:width="8.612cm" svg:height="5.424cm" svg:x="10.918cm" svg:y="3.523cm"/>
      <draw:page-thumbnail draw:layer="backgroundobjects" svg:width="8.612cm" svg:height="5.424cm" svg:x="1.468cm" svg:y="12.131cm"/>
      <draw:page-thumbnail draw:layer="backgroundobjects" svg:width="8.612cm" svg:height="5.424cm" svg:x="10.918cm" svg:y="12.131cm"/>
      <draw:page-thumbnail draw:layer="backgroundobjects" svg:width="8.612cm" svg:height="5.424cm" svg:x="1.468cm" svg:y="20.739cm"/>
      <draw:page-thumbnail draw:layer="backgroundobjects" svg:width="8.612cm" svg:height="5.424cm" svg:x="10.918cm" svg:y="20.73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6cm" svg:height="12.371cm" svg:x="1.524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4cm" svg:height="7.311cm" svg:x="4.167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4cm" svg:height="5.071cm" svg:x="4.167cm" svg:y="11.029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72cm" svg:height="4.306cm" svg:x="1.536cm" svg:y="14.4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3cm" svg:height="8.736cm" svg:x="2.275cm" svg:y="5.234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3cm" svg:height="4.304cm" svg:x="1.535cm" svg:y="14.4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7cm" svg:height="4.304cm" svg:x="16.73cm" svg:y="14.4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3cm" svg:height="4.057cm" svg:x="2.297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8cm" svg:height="11.284cm" svg:x="2.297cm" svg:y="7.66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8cm" svg:height="11.284cm" svg:x="16.872cm" svg:y="7.669cm" presentation:class="title">
        <draw:text-box>
          <text:p text:style-name="MP4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5cm" svg:height="3.505cm" svg:x="1.666cm" svg:y="0.837cm" presentation:class="title" presentation:placeholder="true">
        <draw:text-box/>
      </draw:frame>
      <draw:frame presentation:style-name="Master1-Layout7-blank-Blank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2cm" svg:height="14.923cm" svg:x="14.168cm" svg:y="3.025cm" presentation:class="title">
        <draw:text-box>
          <text:p text:style-name="MP4"><text:span text:style-name="MT14">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6cm" svg:height="12.371cm" svg:x="1.524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7cm" svg:height="17.956cm" svg:x="24.024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5cm" svg:height="17.956cm" svg:x="1.526cm" svg:y="0.838cm" presentation:class="outline">
        <draw:text-box>
          <text:list text:style-name="ML3">
            <text:list-item>
              <text:p text:style-name="MP4"><text:span text:style-name="MT3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6cm" svg:height="3.506cm" svg:x="1.664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4cm" svg:height="7.311cm" svg:x="4.167cm" svg:y="3.435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4cm" svg:height="5.071cm" svg:x="4.167cm" svg:y="11.029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32cm" svg:height="12.954cm" svg:x="1.664cm" svg:y="5.334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3cm" svg:height="8.736cm" svg:x="2.275cm" svg:y="5.234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02cm" svg:height="12.951cm" svg:x="1.662cm" svg:y="5.336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6cm" svg:height="12.951cm" svg:x="16.788cm" svg:y="5.336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3cm" svg:height="4.057cm" svg:x="2.297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8cm" svg:height="11.284cm" svg:x="2.297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8cm" svg:height="11.284cm" svg:x="16.872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5cm" svg:height="3.505cm" svg:x="1.666cm" svg:y="0.837cm" presentation:class="title" presentation:placeholder="true">
        <draw:text-box/>
      </draw:frame>
      <draw:frame presentation:style-name="Master2-Layout7-blank-Blank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6cm" svg:height="4.904cm" svg:x="2.297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2cm" svg:height="14.923cm" svg:x="14.168cm" svg:y="3.025cm" presentation:class="title">
        <draw:text-box>
          <text:p text:style-name="MP13"><text:span text:style-name="MT17">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6cm" svg:height="4.904cm" svg:x="2.297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Text Placeholder 3" presentation:style-name="Mpr128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6cm" svg:height="3.506cm" svg:x="1.664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7cm" svg:height="17.952cm" svg:x="24.165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9cm" svg:height="17.952cm" svg:x="1.662cm" svg:y="0.335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Vivid2" style:page-layout-name="PM1" draw:style-name="Mdp25">
      <draw:frame draw:name="Title Placeholder 1" presentation:style-name="Mpr145" draw:text-style-name="MP3" draw:layer="backgroundobjects" svg:width="29.996cm" svg:height="3.506cm" svg:x="1.664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4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Vivid2-title" draw:layer="backgroundobjects" svg:width="12.292cm" svg:height="10.386cm" svg:x="4.352cm" svg:y="3.104cm" presentation:class="page"/>
        <draw:frame draw:name="Notes Placeholder 2" presentation:style-name="Mpr14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4.994cm" svg:height="7.311cm" svg:x="4.167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152" draw:text-style-name="MP3" draw:layer="backgroundobjects" svg:width="24.994cm" svg:height="5.071cm" svg:x="4.167cm" svg:y="11.029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15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5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58" draw:text-style-name="MP3" draw:layer="backgroundobjects" svg:width="30.086cm" svg:height="14.986cm" svg:x="1.664cm" svg:y="5.08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9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60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6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8.743cm" svg:height="8.736cm" svg:x="2.275cm" svg:y="5.234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164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166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70" draw:text-style-name="MP3" draw:layer="backgroundobjects" svg:width="14.83cm" svg:height="14.984cm" svg:x="1.662cm" svg:y="5.08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70" draw:text-style-name="MP3" draw:layer="backgroundobjects" svg:width="14.834cm" svg:height="14.984cm" svg:x="16.916cm" svg:y="5.08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17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5" presentation:style-name="Mpr17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8.743cm" svg:height="4.057cm" svg:x="2.297cm" svg:y="1.12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176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4.098cm" svg:height="11.284cm" svg:x="2.297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6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13"><text:span text:style-name="MT21">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4.168cm" svg:height="11.284cm" svg:x="16.872cm" svg:y="7.669cm" presentation:class="title">
        <draw:text-box>
          <text:p text:style-name="MP13"><text:span text:style-name="MT17">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78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7" presentation:style-name="Mpr179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Date Placeholder 2" presentation:style-name="Mpr18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3" presentation:style-name="Mpr18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8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2" presentation:style-name="Mpr18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192" draw:text-style-name="MP3" draw:layer="backgroundobjects" svg:width="16.872cm" svg:height="14.923cm" svg:x="14.168cm" svg:y="3.025cm" presentation:class="title">
        <draw:text-box>
          <text:p text:style-name="MP13"><text:span text:style-name="MT17">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93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5" presentation:style-name="Mpr195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9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10.746cm" svg:height="4.904cm" svg:x="2.297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199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Text Placeholder 3" presentation:style-name="Mpr200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5" presentation:style-name="Mpr20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20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9.996cm" svg:height="3.506cm" svg:x="1.664cm" svg:y="0.837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206" draw:text-style-name="MP12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20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20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2" draw:layer="backgroundobjects" svg:width="7.519cm" svg:height="19.226cm" svg:x="24.231cm" svg:y="0.838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212" draw:text-style-name="MP12" draw:layer="backgroundobjects" svg:width="22.146cm" svg:height="19.226cm" svg:x="1.662cm" svg:y="0.838cm" presentation:class="outline">
        <draw:text-box>
          <text:list text:style-name="ML3">
            <text:list-item>
              <text:p text:style-name="MP13"><text:span text:style-name="MT17">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Footer Placeholder 4" presentation:style-name="Mpr21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1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Linux_X86_64 LibreOffice_project/30m0$Build-2</meta:generator>
    <dc:title>PTBuddy</dc:title>
    <meta:creation-date>2018-04-02T16:52:32Z</meta:creation-date>
    <dc:date>2018-04-04T19:01:26.532443171</dc:date>
    <meta:editing-cycles>8</meta:editing-cycles>
    <meta:editing-duration>PT1H17M21S</meta:editing-duration>
    <meta:document-statistic meta:object-count="449"/>
  </office:meta>
</office:document-meta>
</file>